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0.458cm" fo:min-width="0.20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4.9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5cm" fo:min-width="6.907cm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8pt" style:font-size-complex="18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2" draw:id="id2" draw:layer="layout" svg:width="1cm" svg:height="1cm" draw:transform="rotate (-3.14159265358979) translate (19cm 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9.5cm" svg:y1="14cm" svg:x2="18.854cm" svg:y2="12.854cm" draw:start-shape="id1" draw:start-glue-point="0" draw:end-shape="id2" draw:end-glue-point="5" svg:d="M19500 14000l-646-1146" svg:viewBox="0 0 647 1147">
          <text:p/>
        </draw:connector>
        <draw:connector draw:style-name="gr2" draw:text-style-name="P1" draw:layer="layout" draw:type="line" svg:x1="17.5cm" svg:y1="14cm" svg:x2="18.146cm" svg:y2="12.854cm" draw:start-shape="id3" draw:start-glue-point="0" draw:end-shape="id2" draw:end-glue-point="11" svg:d="M17500 14000l646-1146" svg:viewBox="0 0 647 1147">
          <text:p/>
        </draw:connector>
        <draw:custom-shape draw:style-name="gr3" draw:text-style-name="P1" xml:id="id4" draw:id="id4" draw:layer="layout" svg:width="1cm" svg:height="1cm" draw:transform="rotate (-3.14159265358979) translate (19cm 11cm)">
          <text:p text:style-name="P1"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5cm" svg:y1="12cm" svg:x2="18.5cm" svg:y2="11cm" draw:start-shape="id2" draw:start-glue-point="8" draw:end-shape="id4" draw:end-glue-point="0" svg:d="M18500 12000v-1000" svg:viewBox="0 0 1 1001">
          <text:p/>
        </draw:connector>
        <draw:custom-shape draw:style-name="gr1" draw:text-style-name="P1" xml:id="id6" draw:id="id6" draw:layer="layout" svg:width="1cm" svg:height="1cm" draw:transform="rotate (-3.14159265358979) translate (15cm 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5.5cm" svg:y1="14cm" svg:x2="14.854cm" svg:y2="12.854cm" draw:start-shape="id5" draw:start-glue-point="0" draw:end-shape="id6" draw:end-glue-point="5" svg:d="M15500 14000l-646-1146" svg:viewBox="0 0 647 1147">
          <text:p/>
        </draw:connector>
        <draw:connector draw:style-name="gr2" draw:text-style-name="P1" draw:layer="layout" draw:type="line" svg:x1="13.5cm" svg:y1="14cm" svg:x2="14.146cm" svg:y2="12.854cm" draw:start-shape="id7" draw:start-glue-point="0" draw:end-shape="id6" draw:end-glue-point="11" svg:d="M13500 14000l646-1146" svg:viewBox="0 0 647 1147">
          <text:p/>
        </draw:connector>
        <draw:custom-shape draw:style-name="gr3" draw:text-style-name="P1" xml:id="id8" draw:id="id8" draw:layer="layout" svg:width="1cm" svg:height="1cm" draw:transform="rotate (-3.14159265358979) translate (15cm 11cm)">
          <text:p text:style-name="P1"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4.5cm" svg:y1="12cm" svg:x2="14.5cm" svg:y2="11cm" draw:start-shape="id6" draw:start-glue-point="8" draw:end-shape="id8" draw:end-glue-point="0" svg:d="M14500 12000v-1000" svg:viewBox="0 0 1 1001">
          <text:p/>
        </draw:connector>
        <draw:custom-shape draw:style-name="gr1" draw:text-style-name="P1" xml:id="id10" draw:id="id10" draw:layer="layout" svg:width="1cm" svg:height="1cm" draw:transform="rotate (-3.14159265358979) translate (11cm 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1.5cm" svg:y1="14cm" svg:x2="10.854cm" svg:y2="12.854cm" draw:start-shape="id9" draw:start-glue-point="0" draw:end-shape="id10" draw:end-glue-point="5" svg:d="M11500 14000l-646-1146" svg:viewBox="0 0 647 1147">
          <text:p/>
        </draw:connector>
        <draw:connector draw:style-name="gr2" draw:text-style-name="P1" draw:layer="layout" draw:type="line" svg:x1="9.5cm" svg:y1="14cm" svg:x2="10.146cm" svg:y2="12.854cm" draw:start-shape="id11" draw:start-glue-point="0" draw:end-shape="id10" draw:end-glue-point="11" svg:d="M9500 14000l646-1146" svg:viewBox="0 0 647 1147">
          <text:p/>
        </draw:connector>
        <draw:custom-shape draw:style-name="gr3" draw:text-style-name="P1" xml:id="id12" draw:id="id12" draw:layer="layout" svg:width="1cm" svg:height="1cm" draw:transform="rotate (-3.14159265358979) translate (11cm 11cm)">
          <text:p text:style-name="P1"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5cm" svg:y1="12cm" svg:x2="10.5cm" svg:y2="11cm" draw:start-shape="id10" draw:start-glue-point="8" draw:end-shape="id12" draw:end-glue-point="0" svg:d="M10500 12000v-1000" svg:viewBox="0 0 1 1001">
          <text:p/>
        </draw:connector>
        <draw:custom-shape draw:style-name="gr1" draw:text-style-name="P1" xml:id="id13" draw:id="id13" draw:layer="layout" svg:width="1cm" svg:height="1cm" draw:transform="rotate (-3.14159265358979) translate (17cm 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1cm" svg:height="1cm" draw:transform="rotate (-3.14159265358979) translate (13cm 4.9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cm" svg:height="1cm" draw:transform="rotate (-3.14159265358979) translate (9cm 8.9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8.5cm" svg:y1="10cm" svg:x2="16.854cm" svg:y2="8.854cm" draw:start-shape="id4" draw:start-glue-point="2" draw:end-shape="id13" draw:end-glue-point="5" svg:d="M18500 10000l-1646-1146" svg:viewBox="0 0 1647 1147">
          <text:p/>
        </draw:connector>
        <draw:connector draw:style-name="gr2" draw:text-style-name="P1" draw:layer="layout" draw:type="line" svg:x1="14.5cm" svg:y1="10cm" svg:x2="16.146cm" svg:y2="8.854cm" draw:start-shape="id8" draw:start-glue-point="2" draw:end-shape="id13" draw:end-glue-point="11" svg:d="M14500 10000l1646-1146" svg:viewBox="0 0 1647 1147">
          <text:p/>
        </draw:connector>
        <draw:connector draw:style-name="gr2" draw:text-style-name="P1" draw:layer="layout" draw:type="line" svg:x1="10.5cm" svg:y1="10cm" svg:x2="8.854cm" svg:y2="8.853cm" draw:start-shape="id12" draw:start-glue-point="2" draw:end-shape="id14" draw:end-glue-point="5" svg:d="M10500 10000l-1646-1147" svg:viewBox="0 0 1647 1148">
          <text:p/>
        </draw:connector>
        <draw:connector draw:style-name="gr2" draw:text-style-name="P1" draw:layer="layout" draw:type="line" svg:x1="3.5cm" svg:y1="14cm" svg:x2="8.146cm" svg:y2="8.853cm" draw:start-shape="id15" draw:start-glue-point="0" draw:end-shape="id14" draw:end-glue-point="11" svg:d="M3500 14000l4646-5147" svg:viewBox="0 0 4647 5148">
          <text:p/>
        </draw:connector>
        <draw:custom-shape draw:style-name="gr3" draw:text-style-name="P1" xml:id="id16" draw:id="id16" draw:layer="layout" svg:width="1cm" svg:height="1cm" draw:transform="rotate (-3.14159265358979) translate (17cm 7cm)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xml:id="id17" draw:id="id17" draw:layer="layout" svg:width="1cm" svg:height="1cm" draw:transform="rotate (-3.14159265358979) translate (9cm 7cm)">
          <text:p text:style-name="P1"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6.5cm" svg:y1="8cm" svg:x2="16.5cm" svg:y2="7cm" draw:start-shape="id13" draw:start-glue-point="8" draw:end-shape="id16" draw:end-glue-point="0" svg:d="M16500 8000v-1000" svg:viewBox="0 0 1 1001">
          <text:p/>
        </draw:connector>
        <draw:connector draw:style-name="gr2" draw:text-style-name="P1" draw:layer="layout" draw:type="line" svg:x1="8.5cm" svg:y1="7.999cm" svg:x2="8.5cm" svg:y2="7cm" draw:start-shape="id14" draw:start-glue-point="8" draw:end-shape="id17" draw:end-glue-point="0" svg:d="M8500 7999v-999" svg:viewBox="0 0 1 1000">
          <text:p/>
        </draw:connector>
        <draw:connector draw:style-name="gr2" draw:text-style-name="P1" draw:layer="layout" draw:type="line" svg:x1="16.5cm" svg:y1="6cm" svg:x2="12.854cm" svg:y2="4.846cm" draw:start-shape="id16" draw:start-glue-point="2" draw:end-shape="id18" draw:end-glue-point="5" svg:d="M16500 6000l-3646-1154" svg:viewBox="0 0 3647 1155">
          <text:p/>
        </draw:connector>
        <draw:connector draw:style-name="gr2" draw:text-style-name="P1" draw:layer="layout" draw:type="line" svg:x1="8.5cm" svg:y1="6cm" svg:x2="12.146cm" svg:y2="4.846cm" draw:start-shape="id17" draw:start-glue-point="2" draw:end-shape="id18" draw:end-glue-point="11" svg:d="M8500 6000l3646-1154" svg:viewBox="0 0 3647 1155">
          <text:p/>
        </draw:connector>
        <draw:custom-shape draw:style-name="gr3" draw:text-style-name="P1" xml:id="id19" draw:id="id19" draw:layer="layout" svg:width="1cm" svg:height="1cm" draw:transform="rotate (-3.14159265358979) translate (13cm 3cm)">
          <text:p text:style-name="P1"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2.5cm" svg:y1="3.992cm" svg:x2="12.5cm" svg:y2="3cm" draw:start-shape="id18" draw:start-glue-point="8" draw:end-shape="id19" draw:end-glue-point="0" svg:d="M12500 3992v-992" svg:viewBox="0 0 1 993">
          <text:p/>
        </draw:connector>
        <draw:custom-shape draw:style-name="gr1" draw:text-style-name="P1" draw:layer="layout" svg:width="1cm" svg:height="1cm" draw:transform="rotate (-3.14159265358979) translate (19.238cm 3.2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draw:transform="rotate (-3.14159265358979) translate (19.238cm 4.488cm)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5.43cm" svg:height="0.725cm" svg:x="19.493cm" svg:y="2.35cm">
          <draw:text-box>
            <text:p text:style-name="P2">Comparator node</text:p>
          </draw:text-box>
        </draw:frame>
        <draw:frame draw:style-name="gr5" draw:text-style-name="P2" draw:layer="layout" svg:width="5.257cm" svg:height="1.673cm" svg:x="19.493cm" svg:y="3.465cm">
          <draw:text-box>
            <text:p text:style-name="P2">Candidate containing key for compare, and </text:p>
            <text:p text:style-name="P2">data associated with key</text:p>
          </draw:text-box>
        </draw:frame>
        <draw:custom-shape draw:style-name="gr6" draw:text-style-name="P1" xml:id="id15" draw:id="id15" draw:layer="layout" svg:width="1cm" svg:height="1cm" svg:x="3cm" svg:y="14cm">
          <text:p text:style-name="P1">C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11" draw:id="id11" draw:layer="layout" svg:width="1cm" svg:height="1cm" svg:x="9cm" svg:y="14cm">
          <text:p text:style-name="P1">C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9" draw:id="id9" draw:layer="layout" svg:width="1cm" svg:height="1cm" svg:x="11cm" svg:y="14cm">
          <text:p text:style-name="P1">C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7" draw:id="id7" draw:layer="layout" svg:width="1cm" svg:height="1cm" svg:x="13cm" svg:y="14cm">
          <text:p text:style-name="P1">C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1cm" svg:height="1cm" svg:x="15cm" svg:y="14cm">
          <text:p text:style-name="P1">C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3" draw:id="id3" draw:layer="layout" svg:width="1cm" svg:height="1cm" svg:x="17cm" svg:y="14cm">
          <text:p text:style-name="P1">C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1" draw:id="id1" draw:layer="layout" svg:width="1cm" svg:height="1cm" svg:x="19cm" svg:y="14cm">
          <text:p text:style-name="P1">C<text:span text:style-name="T1">0</text:span></text:p>
          <draw:enhanced-geometry svg:viewBox="0 0 21600 21600" draw:type="rectangle" draw:enhanced-path="M 0 0 L 21600 0 21600 21600 0 21600 0 0 Z N"/>
        </draw:custom-shape>
        <draw:frame draw:style-name="gr7" draw:layer="layout" svg:width="1.67cm" svg:height="0.962cm" svg:x="6.5cm" svg:y="13.788cm">
          <draw:text-box>
            <text:p>…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5T11:27:01.478000000</meta:creation-date>
    <dc:date>2015-04-16T14:31:58.600000000</dc:date>
    <meta:editing-duration>PT14M53S</meta:editing-duration>
    <meta:editing-cycles>9</meta:editing-cycles>
    <meta:generator>LibreOffice/4.3.3.2$Windows_x86 LibreOffice_project/9bb7eadab57b6755b1265afa86e04bf45fbfc644</meta:generator>
    <meta:document-statistic meta:object-count="42"/>
  </office:meta>
</office:document-meta>
</file>